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ur le type Parametres:</text:p>
      <text:p text:style-name="Standard"/>
      <text:p text:style-name="Standard">Invariants:</text:p>
      <text:p text:style-name="Standard"><text:tab/></text:p>
      <text:p text:style-name="Standard"><text:tab/><text:span text:style-name="T1">context</text:span> p:parametres <text:span text:style-name="T1">inv</text:span>:</text:p>
      <text:p text:style-name="Standard"><text:tab/><text:tab/>p.priMax &gt;= 0</text:p>
      <text:p text:style-name="Standard"><text:tab/></text:p>
      <text:p text:style-name="Standard"><text:tab/><text:span text:style-name="T1">context</text:span> p:parametres <text:span text:style-name="T1">inv</text:span>:</text:p>
      <text:p text:style-name="Standard"><text:tab/><text:tab/>p.volumeCO2 &gt;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7M4S</meta:editing-duration>
    <meta:editing-cycles>6</meta:editing-cycles>
    <meta:generator>OpenOffice/4.1.1$Win32 OpenOffice.org_project/411m6$Build-9775</meta:generator>
    <dc:date>2019-02-23T17:49:48.63</dc:date>
    <dc:creator>Marc-Alain Petit</dc:creator>
    <meta:document-statistic meta:table-count="0" meta:image-count="0" meta:object-count="0" meta:page-count="1" meta:paragraph-count="8" meta:word-count="17" meta:character-count="121"/>
    <meta:user-defined meta:name="Info 1"/>
    <meta:user-defined meta:name="Info 2"/>
    <meta:user-defined meta:name="Info 3"/>
    <meta:user-defined meta:name="Info 4"/>
  </office:meta>
</office:document-meta>
</file>